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a2ed1" officeooo:paragraph-rsid="001a2ed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73e9c" officeooo:paragraph-rsid="00173e9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6c24" officeooo:paragraph-rsid="001c6c2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cf140" officeooo:paragraph-rsid="001cf140" style:font-size-asian="14pt" style:font-size-complex="14pt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3e9c"/>
    </style:style>
    <style:style style:name="T4" style:family="text">
      <style:text-properties officeooo:rsid="0017fb8b"/>
    </style:style>
    <style:style style:name="T5" style:family="text">
      <style:text-properties officeooo:rsid="001cb58e"/>
    </style:style>
    <style:style style:name="T6" style:family="text">
      <style:text-properties officeooo:rsid="001e3266"/>
    </style:style>
    <style:style style:name="T7" style:family="text">
      <style:text-properties officeooo:rsid="001f3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Phần mềm soạn nhạc: Lilypond 2.22, Frescobaldi 3.0</text:p>
      <text:p text:style-name="P3">Phần mềm khác: LibreOffice <text:span text:style-name="T7">7</text:span>, <text:span text:style-name="T4">Ubuntu 20</text:span>, <text:span text:style-name="T1">pdflatex 3, </text:span><text:span text:style-name="T2">pdftk 3, </text:span><text:span text:style-name="T3">pdfjam 3</text:span></text:p>
      <text:p text:style-name="P4">Ảnh bìa: https://publicdomainvectors.org/download.php?file=Deer-2-.svg</text:p>
      <text:p text:style-name="P7">Nguồn: <text:a xlink:type="simple" xlink:href="https://github.com/dhoangtu/thanhvinhdapca-lmgbtranthanhcao" text:style-name="Internet_20_link" text:visited-style-name="Visited_20_Internet_20_Link">https://github.com/dhoangtu/thanh</text:a><text:a xlink:type="simple" xlink:href="https://github.com/dhoangtu/thanhvinhdapca-lmgbtranthanhcao" text:style-name="Internet_20_link" text:visited-style-name="Visited_20_Internet_20_Link"><text:span text:style-name="T5">vinhdapca-lmgbtranthanhcao</text:span></text:a></text:p>
      <text:p text:style-name="P8">Phông chữ: Liberation Serif</text:p>
      <text:p text:style-name="P5">Hoàn thành tháng 7/2021 <text:span text:style-name="T6">tại Gx. Đồng Tiến, Gp. Sài Gò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6-27T11:02:04.070000000</dc:date>
    <meta:editing-duration>PT8H10M40S</meta:editing-duration>
    <meta:editing-cycles>18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41" meta:character-count="337" meta:non-whitespace-character-count="302"/>
  </office:meta>
</office:document-meta>
</file>